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1.634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text-properties fo:font-size="26pt" fo:background-color="#000000" style:font-size-asian="26pt" style:font-size-complex="26p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6pt" fo:background-color="#000000" style:font-size-asian="26pt" style:font-size-complex="26pt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>
          <draw:text-box>
            <text:p text:style-name="P1"><text:span text:style-name="T1">“</text:span><text:span text:style-name="T1">IOT Based Air and Sound Pollution Monitoring System”</text:span></text:p>
          </draw:text-box>
        </draw:frame>
        <draw:frame presentation:style-name="pr2" draw:text-style-name="P2" draw:layer="layout" svg:width="25.199cm" svg:height="11.634cm" svg:x="1.4cm" svg:y="7.366cm">
          <draw:text-box>
            <text:p/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2">This work is </text:span><text:span text:style-name="T2">licensed under a </text:span><text:span text:style-name="T2">Creative </text:span><text:span text:style-name="T2">Commons </text:span><text:span text:style-name="T2">Attribution-</text:span><text:span text:style-name="T2">ShareAlike 3.0 </text:span><text:span text:style-name="T2">Unported License.</text:span><text:span text:style-name="T2"><text:line-break/></text:span><text:span text:style-name="T2">It makes use of </text:span><text:span text:style-name="T2">the works of </text:span><text:span text:style-name="T2">Mateus Machado </text:span><text:span text:style-name="T2">Luna.</text:span></text:p>
          </draw:text-box>
        </draw:frame>
        <draw:frame draw:style-name="gr2" draw:text-style-name="P5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02:25:00.430912642</meta:creation-date>
    <meta:editing-duration>PT7M46S</meta:editing-duration>
    <meta:editing-cycles>2</meta:editing-cycles>
    <meta:generator>LibreOffice/6.4.7.2$Linux_X86_64 LibreOffice_project/40$Build-2</meta:generator>
    <dc:title>Blueprint Plans</dc:title>
    <dc:date>2022-01-06T02:32:46.600585727</dc:date>
    <meta:document-statistic meta:object-count="44"/>
  </office:meta>
</office:document-meta>
</file>